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b8e" officeooo:paragraph-rsid="001bab8e"/>
    </style:style>
    <style:style style:name="P2" style:family="paragraph" style:parent-style-name="Standard">
      <style:text-properties officeooo:rsid="00212754" officeooo:paragraph-rsid="00212754"/>
    </style:style>
    <style:style style:name="P3" style:family="paragraph" style:parent-style-name="Standard">
      <style:text-properties officeooo:rsid="00212754" officeooo:paragraph-rsid="00428694"/>
    </style:style>
    <style:style style:name="P4" style:family="paragraph" style:parent-style-name="Standard">
      <style:text-properties officeooo:rsid="00240123" officeooo:paragraph-rsid="00240123"/>
    </style:style>
    <style:style style:name="P5" style:family="paragraph" style:parent-style-name="Standard">
      <style:text-properties officeooo:rsid="00240123" officeooo:paragraph-rsid="00428694"/>
    </style:style>
    <style:style style:name="P6" style:family="paragraph" style:parent-style-name="Standard">
      <style:text-properties officeooo:rsid="0024f75e" officeooo:paragraph-rsid="0024f75e"/>
    </style:style>
    <style:style style:name="P7" style:family="paragraph" style:parent-style-name="Standard">
      <style:text-properties officeooo:rsid="0024f75e" officeooo:paragraph-rsid="00428694"/>
    </style:style>
    <style:style style:name="P8" style:family="paragraph" style:parent-style-name="Standard">
      <style:text-properties officeooo:rsid="0026eb51" officeooo:paragraph-rsid="0026eb51"/>
    </style:style>
    <style:style style:name="P9" style:family="paragraph" style:parent-style-name="Standard">
      <style:text-properties officeooo:rsid="0026eb51" officeooo:paragraph-rsid="00428694"/>
    </style:style>
    <style:style style:name="P10" style:family="paragraph" style:parent-style-name="Standard">
      <style:text-properties officeooo:rsid="0021aab3" officeooo:paragraph-rsid="0021aab3"/>
    </style:style>
    <style:style style:name="P11" style:family="paragraph" style:parent-style-name="Standard">
      <style:text-properties fo:font-weight="bold" officeooo:rsid="0026eb51" officeooo:paragraph-rsid="0026eb51" style:font-weight-asian="bold" style:font-weight-complex="bold"/>
    </style:style>
    <style:style style:name="P12" style:family="paragraph" style:parent-style-name="Standard">
      <style:text-properties fo:font-weight="bold" officeooo:rsid="00212754" officeooo:paragraph-rsid="00212754" style:font-weight-asian="bold" style:font-weight-complex="bold"/>
    </style:style>
    <style:style style:name="P13" style:family="paragraph" style:parent-style-name="Standard">
      <style:text-properties fo:font-weight="bold" officeooo:rsid="002be57a" officeooo:paragraph-rsid="002be57a" style:font-weight-asian="bold" style:font-weight-complex="bold"/>
    </style:style>
    <style:style style:name="P14" style:family="paragraph" style:parent-style-name="Standard">
      <style:text-properties fo:font-weight="bold" officeooo:rsid="00320515" officeooo:paragraph-rsid="00320515" style:font-weight-asian="bold" style:font-weight-complex="bold"/>
    </style:style>
    <style:style style:name="P15" style:family="paragraph" style:parent-style-name="Standard">
      <style:text-properties fo:font-weight="normal" officeooo:rsid="0026eb51" officeooo:paragraph-rsid="0026eb51" style:font-weight-asian="normal" style:font-weight-complex="normal"/>
    </style:style>
    <style:style style:name="P16" style:family="paragraph" style:parent-style-name="Standard">
      <style:text-properties fo:font-weight="normal" officeooo:rsid="00216e2a" officeooo:paragraph-rsid="002be57a" style:font-weight-asian="normal" style:font-weight-complex="normal"/>
    </style:style>
    <style:style style:name="P17" style:family="paragraph" style:parent-style-name="Standard">
      <style:text-properties fo:font-weight="normal" officeooo:rsid="002b46ed" officeooo:paragraph-rsid="0026eb51" style:font-weight-asian="normal" style:font-weight-complex="normal"/>
    </style:style>
    <style:style style:name="P18" style:family="paragraph" style:parent-style-name="Standard">
      <style:text-properties fo:font-weight="normal" officeooo:rsid="003a1b93" officeooo:paragraph-rsid="003a1b93" style:font-weight-asian="normal" style:font-weight-complex="normal"/>
    </style:style>
    <style:style style:name="P19" style:family="paragraph" style:parent-style-name="Standard">
      <style:text-properties officeooo:rsid="002be57a" officeooo:paragraph-rsid="002be57a"/>
    </style:style>
    <style:style style:name="P20" style:family="paragraph" style:parent-style-name="Standard">
      <style:text-properties officeooo:rsid="00320515" officeooo:paragraph-rsid="00320515"/>
    </style:style>
    <style:style style:name="P21" style:family="paragraph" style:parent-style-name="Standard">
      <style:text-properties officeooo:rsid="00320515" officeooo:paragraph-rsid="00445627"/>
    </style:style>
    <style:style style:name="P22" style:family="paragraph" style:parent-style-name="Standard">
      <style:text-properties officeooo:rsid="003bd2bd" officeooo:paragraph-rsid="003bd2bd"/>
    </style:style>
    <style:style style:name="P23" style:family="paragraph" style:parent-style-name="Standard">
      <style:text-properties officeooo:rsid="003d3834" officeooo:paragraph-rsid="003d3834"/>
    </style:style>
    <style:style style:name="P24" style:family="paragraph" style:parent-style-name="Standard" style:list-style-name="L1">
      <style:text-properties officeooo:rsid="001bab8e" officeooo:paragraph-rsid="001bab8e"/>
    </style:style>
    <style:style style:name="P25" style:family="paragraph" style:parent-style-name="Standard" style:list-style-name="L1">
      <style:text-properties officeooo:rsid="001d6732" officeooo:paragraph-rsid="001d6732"/>
    </style:style>
    <style:style style:name="P26" style:family="paragraph" style:parent-style-name="Standard">
      <style:text-properties officeooo:rsid="002be57a" officeooo:paragraph-rsid="002be57a"/>
    </style:style>
    <style:style style:name="P27" style:family="paragraph" style:parent-style-name="Standard">
      <style:text-properties fo:color="#000000" style:font-name="Calibri" fo:font-size="12pt"/>
    </style:style>
    <style:style style:name="P28" style:family="paragraph" style:parent-style-name="Standard">
      <style:text-properties fo:color="#000000" style:font-name="Calibri" fo:font-size="12pt" officeooo:rsid="002be57a" officeooo:paragraph-rsid="002be57a"/>
    </style:style>
    <style:style style:name="P29" style:family="paragraph" style:parent-style-name="Standard">
      <style:text-properties fo:color="#000000" style:font-name="Calibri" fo:font-size="12pt" officeooo:paragraph-rsid="00455bb3"/>
    </style:style>
    <style:style style:name="P30" style:family="paragraph" style:parent-style-name="Standard">
      <style:text-properties fo:color="#000000" style:font-name="Calibri" fo:font-size="12pt" fo:font-style="italic" officeooo:rsid="002be57a" officeooo:paragraph-rsid="00455bb3" style:font-style-asian="italic" style:font-style-complex="italic"/>
    </style:style>
    <style:style style:name="P31" style:family="paragraph" style:parent-style-name="Standard">
      <style:text-properties fo:color="#000000" style:font-name="Calibri" fo:font-size="12pt" fo:font-style="italic" officeooo:paragraph-rsid="00455bb3" style:font-style-asian="italic" style:font-style-complex="italic"/>
    </style:style>
    <style:style style:name="P32" style:family="paragraph" style:parent-style-name="Standard">
      <style:text-properties fo:color="#000000" style:font-name="Calibri" fo:font-size="12pt" fo:font-style="italic" officeooo:rsid="0021aab3" officeooo:paragraph-rsid="00455bb3" style:font-style-asian="italic" style:font-style-complex="italic"/>
    </style:style>
    <style:style style:name="P33" style:family="paragraph" style:parent-style-name="Standard">
      <style:text-properties fo:font-weight="bold" officeooo:rsid="00455bb3" officeooo:paragraph-rsid="00455bb3" style:font-weight-asian="bold" style:font-weight-complex="bold"/>
    </style:style>
    <style:style style:name="P34" style:family="paragraph" style:parent-style-name="Standard">
      <style:text-properties officeooo:rsid="0021aab3" officeooo:paragraph-rsid="0021aab3"/>
    </style:style>
    <style:style style:name="T1" style:family="text">
      <style:text-properties fo:background-color="#ffff00" loext:char-shading-value="0"/>
    </style:style>
    <style:style style:name="T2" style:family="text">
      <style:text-properties officeooo:rsid="0020bae6"/>
    </style:style>
    <style:style style:name="T3" style:family="text">
      <style:text-properties officeooo:rsid="00234d2b"/>
    </style:style>
    <style:style style:name="T4" style:family="text">
      <style:text-properties fo:font-weight="normal" style:font-weight-asian="normal" style:font-weight-complex="normal"/>
    </style:style>
    <style:style style:name="T5" style:family="text">
      <style:text-properties fo:font-weight="normal" officeooo:rsid="002786e5" style:font-weight-asian="normal" style:font-weight-complex="normal"/>
    </style:style>
    <style:style style:name="T6" style:family="text">
      <style:text-properties fo:font-weight="normal" officeooo:rsid="002b46ed" style:font-weight-asian="normal" style:font-weight-complex="normal"/>
    </style:style>
    <style:style style:name="T7" style:family="text">
      <style:text-properties fo:font-weight="normal" officeooo:rsid="003333be" style:font-weight-asian="normal" style:font-weight-complex="normal"/>
    </style:style>
    <style:style style:name="T8" style:family="text">
      <style:text-properties fo:font-weight="normal" officeooo:rsid="0034ae79" style:font-weight-asian="normal" style:font-weight-complex="normal"/>
    </style:style>
    <style:style style:name="T9" style:family="text">
      <style:text-properties fo:font-weight="normal" officeooo:rsid="0036ee28" style:font-weight-asian="normal" style:font-weight-complex="normal"/>
    </style:style>
    <style:style style:name="T10" style:family="text">
      <style:text-properties fo:font-weight="normal" officeooo:rsid="004274c0"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3f1db1" style:font-weight-asian="bold" style:font-weight-complex="bold"/>
    </style:style>
    <style:style style:name="T13" style:family="text">
      <style:text-properties fo:font-weight="bold" officeooo:rsid="0034ae79" style:font-weight-asian="bold" style:font-weight-complex="bold"/>
    </style:style>
    <style:style style:name="T14" style:family="text">
      <style:text-properties fo:font-weight="bold" officeooo:rsid="00428694" style:font-weight-asian="bold" style:font-weight-complex="bold"/>
    </style:style>
    <style:style style:name="T15" style:family="text">
      <style:text-properties officeooo:rsid="003f1db1"/>
    </style:style>
    <style:style style:name="T16" style:family="text">
      <style:text-properties officeooo:rsid="004001f3"/>
    </style:style>
    <style:style style:name="T17" style:family="text">
      <style:text-properties officeooo:rsid="004274c0"/>
    </style:style>
    <style:style style:name="T18" style:family="text">
      <style:text-properties officeooo:rsid="004286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ton Bliss</text:p>
      <text:p text:style-name="P1">Gleason Greenhouse Experiment, Fall-Winter 2019</text:p>
      <text:p text:style-name="P1">Scale Data Processing/Cleaning Procedure</text:p>
      <text:p text:style-name="P1">Last Update: 1/<text:span text:style-name="T17">16</text:span>/2019</text:p>
      <text:p text:style-name="P1"/>
      <text:p text:style-name="P1">** <text:span text:style-name="T2">NOTE: ‘todo’ denotes this needs to be filled in.</text:span></text:p>
      <text:p text:style-name="P1"/>
      <text:p text:style-name="P1">General Steps:</text:p>
      <text:p text:style-name="P1"/>
      <text:list xml:id="list2140501183" text:style-name="L1">
        <text:list-item>
          <text:p text:style-name="P24">Separate csv files into 2 groups: Files to use in analysis (non-overlapping time periods), and files to not use in analysis (files with data that is redundant; i.e. it is duplicated in the non-overlapping files).</text:p>
        </text:list-item>
        <text:list-item>
          <text:p text:style-name="P25">Use R script, <text:span text:style-name="T1">todo</text:span>, to compile all csv files to use in analysis into a single csv file of raw data. This script also handles does some minimal processing, including the following. It adjusts the timestamps of some files to correct for the transition between MDT and MST (All data should’ve been originally recorded using MST, regardless of current actual date, but but some mistakes were made).</text:p>
        </text:list-item>
      </text:list>
      <text:p text:style-name="P1"/>
      <text:p text:style-name="P1"/>
      <text:p text:style-name="P1"/>
      <text:p text:style-name="P1"/>
      <text:p text:style-name="P1"/>
      <text:p text:style-name="P12">Scale Data Anomaly Notes:</text:p>
      <text:p text:style-name="P2"/>
      <text:p text:style-name="P22">9-30. Checked all 3 irrigation lines, watered all pots for 5 minutes at around <text:s/>12:00. <text:span text:style-name="T11">Omit all data after 12:00 to be safe.</text:span></text:p>
      <text:p text:style-name="P22"/>
      <text:p text:style-name="P23">10-<text:span text:style-name="T15">0</text:span>1. Replaced middle irrigation line, <text:span text:style-name="T15">and watered plants in M block at approx. 10:00. </text:span><text:span text:style-name="T12">Omit </text:span><text:span text:style-name="T11">data </text:span><text:span text:style-name="T12">from M block after 10:00 today.</text:span></text:p>
      <text:p text:style-name="P23"/>
      <text:p text:style-name="P5">10-21. Added some soil to a couple pots on scales (didn’t record time or scale numbers!) <text:span text:style-name="T14">Auto-flagged w/thresholds 0.03-0.05</text:span></text:p>
      <text:p text:style-name="P4"><text:s/></text:p>
      <text:p text:style-name="P4">10-21 and 10-22. <text:span text:style-name="T11">Covered pots with plastic wrap (didn’t record times).</text:span><text:span text:style-name="T4"> </text:span><text:span text:style-name="T13">Do we want to use scale data before this?</text:span><text:span text:style-name="T8"> (Maybe just to check and see how different the transpiration estimates are before/after?)</text:span></text:p>
      <text:p text:style-name="P4"/>
      <text:p text:style-name="P7">10-23. Checked and re-balanced all scales. The eastern Rpi (wet and moderate treatments) had frozen and stopped logging at ca 14:30 yesterday and the clock was off. <text:span text:style-name="T14">Auto-flagged w/thresholds 0.03-0.05</text:span></text:p>
      <text:p text:style-name="P6"/>
      <text:p text:style-name="P8">10-28. Pulled leaf from plant W-6 (on scale) since it was preventing plastic wrap from sealing. </text:p>
      <text:p text:style-name="P8"><text:s/></text:p>
      <text:p text:style-name="P9">11-6. Measured leaves of plants on scales (see spreadsheet for times). <text:span text:style-name="T14">Auto-flagged w/thresholds 0.03-0.05</text:span></text:p>
      <text:p text:style-name="P8"/>
      <text:p text:style-name="P3">11-8. Accidentally zeroed scale 5 (plant <text:span text:style-name="T18">M</text:span>-6). I reset the weight about 5 minutes later (by taking pot off scale and re-zeroing). Did not record time but it was probably before 14:00, since later greenhouse notes on same day were at 14:00. ** <text:span text:style-name="T16">Note: I wrote scale 5 but this could be scale 2 after looking at the data… (?) </text:span><text:span text:style-name="T14">Auto-flagged w/thresholds 0.03-0.05</text:span></text:p>
      <text:p text:style-name="P2"><text:soft-page-break/></text:p>
      <text:p text:style-name="P8">11-8. Added 2 scales for Maria’s plants: Scale 15 = pot W-3; Scale 16 = pot D-1.</text:p>
      <text:p text:style-name="P8"/>
      <text:p text:style-name="P10">11-18. ca. 09:30, noticed that Sean’s wind sensor Arduino had fallen onto <text:span text:style-name="T3">the pots M-7 and M-11. Not sure what day or time this occurred but it was likely over the weekend (including Friday) between 11-15 and 11-18. </text:span><text:span text:style-name="T14">Auto-flagged w/thresholds 0.03-0.05</text:span></text:p>
      <text:p text:style-name="P10"/>
      <text:p text:style-name="P20">11-27. <text:span text:style-name="T4">Replaced W block plants with virgin plants, ca. 14:20 – 16:20. The scales were logging during the switch. </text:span><text:span text:style-name="T7">Note: Maria switched her plant on scale 16 today to D-13. This plant is now getting fully-watered (15 minutes), whereas other plants in block D are fully droughted (2 minutes), so be sure NOT to group these together in our analyses!</text:span></text:p>
      <text:p text:style-name="P21"><text:span text:style-name="T7">**</text:span><text:span text:style-name="T9">NOTE: Scale 2 has something funky going on, </text:span><text:span text:style-name="T10">I think I might have </text:span><text:span text:style-name="T9">swapped 1 virgin plant and then decided to put a different one on the scale later. </text:span><text:span text:style-name="T14">Auto-flagged w/thresholds 0.03-0.05</text:span></text:p>
      <text:p text:style-name="P10"/>
      <text:p text:style-name="P33">MARIA’S SCALE NOTES:</text:p>
      <text:p text:style-name="P30">According to my notes this is what I have:</text:p>
      <text:p text:style-name="P31">Changed plants on scale 16: 11/18; 11/27; 12/2. </text:p>
      <text:p text:style-name="P31">For scale 15 I ended up not connecting the gauge so I did not take very detailed notes, but I changed the plant only once and I am almost sure it was on 11/27.</text:p>
      <text:p text:style-name="P32">I did not recorded the plant ID written on the pots.</text:p>
      <text:p text:style-name="P10"/>
      <text:p text:style-name="P8">Other activities that may have affected scale data:</text:p>
      <text:p text:style-name="P8">1. Checking thermistors (see data gaps)</text:p>
      <text:p text:style-name="P8">2. Measuring plants</text:p>
      <text:p text:style-name="P8">3. Pressure bomb measurements (12/11 and 12/12 only)</text:p>
      <text:p text:style-name="P8"/>
      <text:p text:style-name="P8"/>
      <text:p text:style-name="P11">Thermistor Data Notes:</text:p>
      <text:p text:style-name="P15"/>
      <text:p text:style-name="P15">1. Logging interval was 30 seconds prior to 11/11, and 60 seconds starting on and after 11/11.</text:p>
      <text:p text:style-name="P15"/>
      <text:p text:style-name="P11"><text:span text:style-name="T4">2. At start of experiment, </text:span><text:span text:style-name="T6">on each “treated” plant, </text:span><text:span text:style-name="T4">one thermistor was placed at </text:span><text:span text:style-name="T5">lowest wind </text:span><text:span text:style-name="T6">sensor position, and one at the mid-canopy wind sensor positon (NOT at the highest wind sensor position, since the plants were not this tall yet). See</text:span><text:span text:style-name="T4"> “notes” spreadsheet (and greenhouse logbook) for notes on when </text:span><text:span text:style-name="T6">the thermistor positions were changed within each treatment, as plants grew taller.</text:span></text:p>
      <text:p text:style-name="P17"/>
      <text:p text:style-name="P14"><text:span text:style-name="T6">3. </text:span><text:span text:style-name="T4">Plants in W block were switched out with virgin plants on 11/27, ca. 14:20-16:20. (But I did not log thermistor data during this time.)</text:span></text:p>
      <text:p text:style-name="P8"/>
      <text:p text:style-name="P8"/>
      <text:p text:style-name="P13">Thermistor Data Anomalies:</text:p>
      <text:p text:style-name="P19"/>
      <text:p text:style-name="P16">11-6. Moved thermistors in W block to upper-canopy position (they were at mid-canopy position).</text:p>
      <text:p text:style-name="P16"/>
      <text:p text:style-name="P18">11-11. Changed logging interval from 30 seconds to 60 seconds.</text:p>
      <text:p text:style-name="P18"/>
      <text:p text:style-name="P19">11-13. D-7 upper thermistor had fallen off, replaced it (time not recorded but maybe it was when I was downloading data and checking thermistors?)</text:p>
      <text:p text:style-name="P19"/>
      <text:p text:style-name="P19"><text:soft-page-break/>11-22. Checked thermistors; M-10 lower was covered by tape, I uncovered it.</text:p>
      <text:p text:style-name="P19"/>
      <text:p text:style-name="P29"/>
      <text:p text:style-name="P19"/>
      <text:p text:style-name="P19"/>
      <text:p text:style-name="P19"/>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0:46:58.043887581</meta:creation-date>
    <dc:date>2020-01-23T15:36:49.521180272</dc:date>
    <meta:editing-duration>P1DT6H51M20S</meta:editing-duration>
    <meta:editing-cycles>20</meta:editing-cycles>
    <meta:generator>LibreOffice/6.2.8.2$Linux_X86_64 LibreOffice_project/20$Build-2</meta:generator>
    <meta:document-statistic meta:table-count="0" meta:image-count="0" meta:object-count="0" meta:page-count="3" meta:paragraph-count="41" meta:word-count="764" meta:character-count="4553" meta:non-whitespace-character-count="3824"/>
  </office:meta>
</office:document-meta>
</file>